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c0c9" officeooo:paragraph-rsid="001dc0c9"/>
    </style:style>
    <style:style style:name="P2" style:family="paragraph" style:parent-style-name="Standard">
      <style:text-properties fo:font-weight="bold" officeooo:rsid="001dc0c9" officeooo:paragraph-rsid="001dc0c9" style:font-weight-asian="bold" style:font-weight-complex="bold"/>
    </style:style>
    <style:style style:name="P3" style:family="paragraph" style:parent-style-name="Standard">
      <style:text-properties fo:font-weight="bold" officeooo:rsid="001f5d78" officeooo:paragraph-rsid="001f5d78" style:font-weight-asian="bold" style:font-weight-complex="bold"/>
    </style:style>
    <style:style style:name="P4" style:family="paragraph" style:parent-style-name="Standard">
      <style:text-properties fo:font-weight="bold" officeooo:rsid="00229fec" officeooo:paragraph-rsid="00229fec" style:font-weight-asian="bold" style:font-weight-complex="bold"/>
    </style:style>
    <style:style style:name="P5" style:family="paragraph" style:parent-style-name="Standard">
      <style:text-properties fo:font-weight="bold" officeooo:rsid="0024bab3" officeooo:paragraph-rsid="0024bab3" style:font-weight-asian="bold" style:font-weight-complex="bold"/>
    </style:style>
    <style:style style:name="P6" style:family="paragraph" style:parent-style-name="Standard">
      <style:text-properties fo:font-weight="normal" officeooo:rsid="001f5d78" officeooo:paragraph-rsid="001f5d78" style:font-weight-asian="normal" style:font-weight-complex="normal"/>
    </style:style>
    <style:style style:name="P7" style:family="paragraph" style:parent-style-name="Standard">
      <style:text-properties fo:font-weight="normal" officeooo:rsid="0020ea91" officeooo:paragraph-rsid="0020ea91" style:font-weight-asian="normal" style:font-weight-complex="normal"/>
    </style:style>
    <style:style style:name="P8" style:family="paragraph" style:parent-style-name="Standard">
      <style:text-properties fo:font-weight="normal" officeooo:rsid="0021ffa1" officeooo:paragraph-rsid="0021ffa1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dc0c9" officeooo:paragraph-rsid="001dc0c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0ea91" officeooo:paragraph-rsid="0020ea91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1ffa1" officeooo:paragraph-rsid="0021ffa1" style:font-weight-asian="bold" style:font-weight-complex="bold"/>
    </style:style>
    <style:style style:name="P12" style:family="paragraph" style:parent-style-name="Standard" style:list-style-name="L1">
      <style:text-properties officeooo:rsid="001dc0c9" officeooo:paragraph-rsid="001dc0c9"/>
    </style:style>
    <style:style style:name="P13" style:family="paragraph" style:parent-style-name="Standard" style:list-style-name="L2">
      <style:text-properties fo:font-weight="normal" officeooo:rsid="001f5d78" officeooo:paragraph-rsid="001f5d78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229fec" officeooo:paragraph-rsid="00229fec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0ea91" officeooo:paragraph-rsid="0020ea91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1ffa1" officeooo:paragraph-rsid="0021ffa1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24bab3" officeooo:paragraph-rsid="0024bab3" style:font-weight-asian="normal" style:font-weight-complex="normal"/>
    </style:style>
    <style:style style:name="P18" style:family="paragraph" style:parent-style-name="Standard">
      <style:text-properties fo:font-weight="normal" officeooo:rsid="0024bab3" officeooo:paragraph-rsid="0024bab3" style:font-weight-asian="normal" style:font-weight-complex="normal"/>
    </style:style>
    <style:style style:name="P19" style:family="paragraph" style:parent-style-name="Standard" style:list-style-name="L7">
      <style:text-properties fo:font-weight="normal" officeooo:rsid="00262ad0" officeooo:paragraph-rsid="00262ad0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26f6c7" officeooo:paragraph-rsid="0026f6c7" style:font-weight-asian="normal" style:font-weight-complex="normal"/>
    </style:style>
    <style:style style:name="P21" style:family="paragraph" style:parent-style-name="Standard" style:list-style-name="L7">
      <style:text-properties fo:font-weight="normal" officeooo:rsid="00281588" officeooo:paragraph-rsid="00281588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286a00" officeooo:paragraph-rsid="00286a00" style:font-weight-asian="normal" style:font-weight-complex="normal"/>
    </style:style>
    <style:style style:name="P23" style:family="paragraph" style:parent-style-name="Standard">
      <style:text-properties fo:font-weight="bold" officeooo:rsid="00262ad0" officeooo:paragraph-rsid="00262ad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itial feedback – 3 Engineers brewery website</text:p>
      <text:p text:style-name="P1"/>
      <text:p text:style-name="P2">Images:</text:p>
      <text:list xml:id="list2226695824" text:style-name="L1">
        <text:list-item>
          <text:p text:style-name="P12">Banner image too low res – do you have the original?</text:p>
        </text:list-item>
        <text:list-item>
          <text:p text:style-name="P12">Vulcan logo, need the 900px+ version, can only find the 450px version</text:p>
        </text:list-item>
      </text:list>
      <text:p text:style-name="P1"/>
      <text:p text:style-name="P3">Metadata:</text:p>
      <text:list xml:id="list1544126205" text:style-name="L2">
        <text:list-item>
          <text:p text:style-name="P13">Used the description “3 Engineers Brewery is a Microbrewery operating near Bristol, UK, manufacturing great British beers with precision.” OK?</text:p>
        </text:list-item>
      </text:list>
      <text:p text:style-name="P4">Mates:</text:p>
      <text:list xml:id="list865959354" text:style-name="L3">
        <text:list-item>
          <text:p text:style-name="P14">Bristol Micropubs FB page deactivated, so removed from mates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Bugs:</text:p>
      <text:list xml:id="list633812919" text:style-name="L4">
        <text:list-item>
          <text:p text:style-name="P15">Favicon not working on test</text:p>
        </text:list-item>
      </text:list>
      <text:p text:style-name="P7"/>
      <text:p text:style-name="P7"/>
      <text:p text:style-name="P7"/>
      <text:p text:style-name="P11">Improvements:</text:p>
      <text:list xml:id="list3954757870" text:style-name="L5">
        <text:list-item>
          <text:p text:style-name="P16">Not sure about the rolling images on the front page</text:p>
        </text:list-item>
      </text:list>
      <text:p text:style-name="P8"/>
      <text:p text:style-name="P5"/>
      <text:p text:style-name="P5"/>
      <text:p text:style-name="P5">Feedback from Dan 18/4:</text:p>
      <text:list xml:id="list871647633" text:style-name="L6">
        <text:list-item>
          <text:p text:style-name="P17">encourage feedback on untappd</text:p>
        </text:list-item>
      </text:list>
      <text:p text:style-name="P18"/>
      <text:p text:style-name="P23">Feedback from James 23/4:</text:p>
      <text:list xml:id="list312247338" text:style-name="L7">
        <text:list-item>
          <text:p text:style-name="P19">more heavy focus on location and local loyalty/ties, maybe in About Us</text:p>
        </text:list-item>
        <text:list-item>
          <text:p text:style-name="P20">use beer pictures for background descriptions</text:p>
        </text:list-item>
        <text:list-item>
          <text:p text:style-name="P21">seperate business collaberations/pubs (with pictures) and thanks sections</text:p>
        </text:list-item>
        <text:list-item>
          <text:p text:style-name="P22">option to window in window the shop si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11:20:38.284000000</meta:creation-date>
    <dc:date>2021-04-23T12:10:36.543000000</dc:date>
    <meta:editing-duration>PT6H29M25S</meta:editing-duration>
    <meta:editing-cycles>6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9" meta:word-count="134" meta:character-count="804" meta:non-whitespace-character-count="698"/>
  </office:meta>
</office:document-meta>
</file>